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2.7cm" table:align="left"/>
    </style:style>
    <style:style style:name="Tableau1.A" style:family="table-column">
      <style:table-column-properties style:column-width="8.5cm"/>
    </style:style>
    <style:style style:name="Tableau1.B" style:family="table-column">
      <style:table-column-properties style:column-width="4.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51cm" style:rel-column-width="16384*"/>
    </style:style>
    <style:style style:name="Tableau2.B" style:family="table-column">
      <style:table-column-properties style:column-width="4.249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data-style-name="N0">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color="#ff6600" fo:font-size="18pt" fo:font-style="normal" style:text-underline-style="none" fo:font-weight="normal"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7cm" style:type="right" style:leader-style="dotted" style:leader-text="."/>
        </style:tab-stops>
      </style:paragraph-properties>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Text_20_body" style:master-page-name="First_20_Page">
      <style:paragraph-properties style:page-number="auto"/>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Heading_20_4">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officeooo:rsid="001e339c" style:font-style-asian="normal" style:font-style-complex="normal"/>
    </style:style>
    <style:style style:name="T5" style:family="text">
      <style:text-properties fo:font-style="normal" officeooo:rsid="001f20b9" style:font-style-asian="normal" style:font-style-complex="normal"/>
    </style:style>
    <style:style style:name="T6" style:family="text">
      <style:text-properties officeooo:rsid="001c94fd"/>
    </style:style>
    <style:style style:name="T7" style:family="text">
      <style:text-properties officeooo:rsid="001d021b"/>
    </style:style>
    <style:style style:name="T8" style:family="text">
      <style:text-properties officeooo:rsid="001d3f40"/>
    </style:style>
    <style:style style:name="T9" style:family="text">
      <style:text-properties officeooo:rsid="001e264d"/>
    </style:style>
    <style:style style:name="T10" style:family="text">
      <style:text-properties officeooo:rsid="001e339c"/>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l_fi" text:anchor-type="paragraph" svg:x="13.631cm" svg:y="-0.004cm" svg:width="3.413cm" style:rel-width="scale" svg:height="2.646cm" style:rel-height="scale" draw:z-index="0"><draw:image/><svg:desc>http://icv-master.upmf-grenoble.fr/pages_html/objets/_67_369_2_9978.jpg</svg:desc><draw:contour-polygon svg:width="3117px" svg:height="2401px" svg:viewBox="0 0 3117 2401" draw:points="3128,115 3093,127 3070,138 3036,150 3012,161 2989,173 2978,184 2955,196 2943,207 2920,219 2909,230 2897,242 2885,254 2862,265 2851,277 2839,288 2828,300 2828,311 2816,323 2805,334 2793,346 2782,357 2770,369 2770,381 2758,392 2747,404 2735,415 2735,427 2724,438 2724,450 2712,461 2701,473 2701,484 2689,496 2689,508 2678,519 2666,531 2666,542 2655,554 2655,565 2643,577 981,588 946,600 935,611 923,623 761,635 727,646 704,658 692,669 681,681 669,692 404,704 392,715 380,727 369,738 357,750 346,762 346,773 334,785 334,796 323,808 311,819 311,831 300,842 300,854 288,865 288,877 288,889 277,900 277,912 265,923 265,935 253,946 253,958 242,969 242,981 242,992 230,1004 230,1016 230,1027 219,1039 219,1050 219,1062 207,1073 207,1085 207,1096 196,1108 196,1119 196,1131 184,1143 184,1154 184,1166 184,1177 173,1189 173,1200 173,1212 173,1223 173,1235 173,1246 173,1258 173,1270 173,1281 173,1293 173,1304 184,1316 184,1327 196,1339 207,1350 230,1362 750,1373 750,1385 738,1397 738,1408 738,1420 738,1431 727,1443 727,1454 727,1466 727,1477 715,1489 715,1500 715,1512 715,1524 704,1535 704,1547 704,1558 704,1570 704,1581 704,1593 704,1604 692,1616 692,1627 692,1639 692,1651 692,1662 692,1674 692,1685 692,1697 692,1708 692,1720 692,1731 2135,1743 2112,1754 2089,1766 2054,1778 1997,1789 1950,1801 1939,1812 1927,1824 1916,1835 1904,1847 1893,1858 1893,1870 1893,1881 1893,1893 1893,1905 1904,1916 1916,1928 150,2008 138,2020 138,2032 138,2043 138,2055 138,2066 138,2078 138,2089 138,2101 138,2112 138,2124 138,2135 138,2147 138,2159 150,2170 161,2182 196,2193 1604,2274 173,2286 161,2297 150,2309 138,2320 138,2332 138,2343 138,2355 138,2366 150,2378 150,2389 161,2401 173,2413 184,2424 196,2436 196,2447 138,2459 138,2470 138,2482 138,2493 150,2505 173,2516 3139,2516 3174,2505 3186,2493 3186,2482 3186,2470 3186,2459 3186,2447 3186,2436 3186,2424 3174,2413 3163,2401 3174,2389 3186,2378 3186,2366 3186,2355 3186,2343 3151,2332 2828,2320 2828,2309 2816,2297 2816,2286 2204,2274 3139,2193 3174,2182 3174,2170 3174,2159 3116,2147 3105,2135 3186,2124 3186,2112 3186,2101 3186,2089 3186,2078 3174,2066 3163,2055 2597,2043 2655,2032 2655,2020 2655,2008 2008,1928 2054,1916 2089,1905 2124,1893 3151,1881 3186,1870 3186,1858 3186,1847 3186,1835 3197,1824 3197,1812 3209,1801 3209,1789 3197,1778 3197,1766 3174,1754 3128,1743 3128,1731 3116,1720 2343,1708 2343,1697 2354,1685 2354,1674 2366,1662 2366,1651 2378,1639 2378,1627 2389,1616 2389,1604 2401,1593 2412,1581 2412,1570 2424,1558 2424,1547 2424,1535 2435,1524 2435,1512 2447,1500 2447,1489 2458,1477 2458,1466 2458,1454 2470,1443 2470,1431 2481,1420 2481,1408 2493,1397 2493,1385 2493,1373 2505,1362 2505,1350 2516,1339 2516,1327 2516,1316 2528,1304 2528,1293 2539,1281 2539,1270 2539,1258 2551,1246 2551,1235 2551,1223 2562,1212 2562,1200 2562,1189 2574,1177 2574,1166 2585,1154 2585,1143 2585,1131 2597,1119 2597,1108 2597,1096 2608,1085 2608,1073 2608,1062 2620,1050 2620,1039 2620,1027 2632,1016 2632,1004 2655,992 2701,981 2735,969 2770,958 2816,946 2851,935 2897,923 2920,912 2966,900 3001,889 3012,877 3024,865 3024,854 3024,842 3012,831 2701,819 2701,808 2701,796 2712,785 2712,773 2712,762 2724,750 2724,738 2724,727 2735,715 2735,704 2735,692 2747,681 2747,669 2758,658 2758,646 2758,635 2770,623 2770,611 2782,600 2782,588 2782,577 2793,565 2805,554 2805,542 2816,531 2816,519 2828,508 2828,496 2839,484 2839,473 2851,461 2862,450 2874,438 2874,427 2885,415 2897,404 2909,392 2920,381 2920,369 2932,357 2943,346 2955,334 2978,323 2989,311 3001,300 3024,288 3047,277 3082,265 3197,254 3220,242 3232,230 3243,219 3243,207 3255,196 3255,184 3255,173 3255,161 3255,150 3243,138 3232,127 3209,115" draw:recreate-on-edit="true"/></draw:frame>ARNAUD Maël</text:p>
      <text:p text:style-name="Text_20_body">FLEPP Antoine</text:p>
      <text:p text:style-name="Text_20_body">ONA Jean-Pierre</text:p>
      <text:p text:style-name="Title"/>
      <text:p text:style-name="Title"/>
      <text:p text:style-name="P3"/>
      <text:p text:style-name="P3"/>
      <text:p text:style-name="P3"/>
      <text:p text:style-name="P3"/>
      <text:p text:style-name="P4"/>
      <text:p text:style-name="P4"/>
      <text:p text:style-name="P4"/>
      <text:p text:style-name="P4"/>
      <text:p text:style-name="P4"/>
      <text:p text:style-name="P4"/>
      <text:p text:style-name="P4"/>
      <text:p text:style-name="Title">Projet d'Intelligence Artificielle</text:p>
      <text:p text:style-name="Title">Mu Torere</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P2"><text:span text:style-name="T1"><text:s/>Master 2 <text:s/>IC2A- DCISS</text:span><text:tab/><text:tab/><text:tab/><text:tab/><text:tab/><text:tab/> <text:s text:c="10"/><text:tab/> <text:s/><text:span text:style-name="T2">Intelligence Artificielle</text:span></text:p>
      <text:p text:style-name="P2">Année 2014/2015<text:tab/><text:tab/><text:tab/><text:tab/><text:tab/><text:tab/><text:tab/><text:tab/><text:tab/>DUGDALE Juli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text:a xlink:type="simple" xlink:href="#__RefHeading__105_1797329771" text:style-name="Index_20_Link" text:visited-style-name="Index_20_Link">Introduction<text:tab/>3</text:a></text:p>
          <text:p text:style-name="P8"><text:a xlink:type="simple" xlink:href="#__RefHeading__1100_1998516269" text:style-name="Index_20_Link" text:visited-style-name="Index_20_Link">Présentation de Mu Torere<text:tab/>3</text:a></text:p>
          <text:p text:style-name="P9"><text:a xlink:type="simple" xlink:href="#__RefHeading__1102_1998516269" text:style-name="Index_20_Link" text:visited-style-name="Index_20_Link">Description<text:tab/>3</text:a></text:p>
          <text:p text:style-name="P9"><text:a xlink:type="simple" xlink:href="#__RefHeading__1104_1998516269" text:style-name="Index_20_Link" text:visited-style-name="Index_20_Link">Principe et règles<text:tab/>3</text:a></text:p>
          <text:p text:style-name="P8"><text:a xlink:type="simple" xlink:href="#__RefHeading__1178_1048985052" text:style-name="Index_20_Link" text:visited-style-name="Index_20_Link">Organisation de travail<text:tab/>3</text:a></text:p>
          <text:p text:style-name="P9"><text:a xlink:type="simple" xlink:href="#__RefHeading__613_611527464" text:style-name="Index_20_Link" text:visited-style-name="Index_20_Link">Architecture<text:tab/>3</text:a></text:p>
          <text:p text:style-name="P9"><text:a xlink:type="simple" xlink:href="#__RefHeading__615_611527464" text:style-name="Index_20_Link" text:visited-style-name="Index_20_Link">Implémentation <text:tab/>3</text:a></text:p>
          <text:p text:style-name="P8"><text:a xlink:type="simple" xlink:href="#__RefHeading__3102_1019118666" text:style-name="Index_20_Link" text:visited-style-name="Index_20_Link">Intelligence Artificielle<text:tab/>3</text:a></text:p>
          <text:p text:style-name="P9"><text:a xlink:type="simple" xlink:href="#__RefHeading__3048_1048985052" text:style-name="Index_20_Link" text:visited-style-name="Index_20_Link">Heuristiques<text:tab/>3</text:a></text:p>
          <text:p text:style-name="P10"><text:a xlink:type="simple" xlink:href="#__RefHeading__617_611527464" text:style-name="Index_20_Link" text:visited-style-name="Index_20_Link">Maximize plays<text:tab/>3</text:a></text:p>
          <text:p text:style-name="P10"><text:a xlink:type="simple" xlink:href="#__RefHeading__619_611527464" text:style-name="Index_20_Link" text:visited-style-name="Index_20_Link">Maximize heterogeneity<text:tab/>3</text:a></text:p>
          <text:p text:style-name="P10"><text:a xlink:type="simple" xlink:href="#__RefHeading__621_611527464" text:style-name="Index_20_Link" text:visited-style-name="Index_20_Link">Minimize heterogeneity<text:tab/>4</text:a></text:p>
          <text:p text:style-name="P10"><text:a xlink:type="simple" xlink:href="#__RefHeading__623_611527464" text:style-name="Index_20_Link" text:visited-style-name="Index_20_Link">Differences around empty spot<text:tab/>4</text:a></text:p>
          <text:p text:style-name="P10"><text:a xlink:type="simple" xlink:href="#__RefHeading__625_611527464" text:style-name="Index_20_Link" text:visited-style-name="Index_20_Link">Complex Heuristic<text:tab/>4</text:a></text:p>
          <text:p text:style-name="P9"><text:a xlink:type="simple" xlink:href="#__RefHeading__6375_1226155776" text:style-name="Index_20_Link" text:visited-style-name="Index_20_Link">Algorithmes<text:tab/>4</text:a></text:p>
          <text:p text:style-name="P10"><text:a xlink:type="simple" xlink:href="#__RefHeading__627_611527464" text:style-name="Index_20_Link" text:visited-style-name="Index_20_Link">Hill Climbing<text:tab/>4</text:a></text:p>
          <text:p text:style-name="P10"><text:a xlink:type="simple" xlink:href="#__RefHeading__629_611527464" text:style-name="Index_20_Link" text:visited-style-name="Index_20_Link">MinMax<text:tab/>4</text:a></text:p>
          <text:p text:style-name="P10"><text:a xlink:type="simple" xlink:href="#__RefHeading__631_611527464" text:style-name="Index_20_Link" text:visited-style-name="Index_20_Link">Alpha-Beta<text:tab/>4</text:a></text:p>
          <text:p text:style-name="P8"><text:a xlink:type="simple" xlink:href="#__RefHeading__2457_1284477633" text:style-name="Index_20_Link" text:visited-style-name="Index_20_Link">Conclusion<text:tab/>4</text:a></text:p>
        </text:index-body>
      </text:table-of-content>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5_1797329771"/><text:soft-page-break/>Introduction<text:bookmark-end text:name="__RefHeading__105_1797329771"/></text:h>
      <text:p text:style-name="P5">Afin de mieux appréhender le concept d'intelligence artificielle et certaines de ses techniques d'application, nous avons implémenté un jeu de stratégie à deux joueurs à somme nulle et avons évalué et comparé la performance des différentes techniques d'IA utilisées dans notre programme.</text:p>
      <text:h text:style-name="Heading_20_1" text:outline-level="1"><text:bookmark-start text:name="__RefHeading__1100_1998516269"/>Présentation de Mu Torere<text:bookmark-end text:name="__RefHeading__1100_1998516269"/></text:h>
      <text:h text:style-name="Heading_20_2" text:outline-level="2"><text:bookmark-start text:name="__RefHeading__1102_1998516269"/>Description<text:bookmark-end text:name="__RefHeading__1102_1998516269"/></text:h>
      <text:p text:style-name="P5">Ce jeu de société méconnu vient des tribus Maoris (Nouvelle-Zélande) et a pour but d'opposer 2 joueurs sur un plateau en étoile (« papa takaro »). Cette étoile est composé de 9 cases, soit 8 à l'extrémité des branches (« kewai ») et un point central appelé le « putahi ». </text:p>
      <text:h text:style-name="Heading_20_2" text:outline-level="2"><draw:frame draw:style-name="fr2" draw:name="Plateau" text:anchor-type="paragraph" svg:x="0.09cm" svg:y="0.12cm" svg:width="5.297cm" svg:height="5.648cm" draw:z-index="1"><draw:image/><svg:title>Plateau initial</svg:title><svg:desc>Plateau</svg:desc></draw:frame><text:bookmark-start text:name="__RefHeading__1104_1998516269"/>Principe et règles<text:bookmark-end text:name="__RefHeading__1104_1998516269"/></text:h>
      <text:p text:style-name="P6">C'est un jeu de blocage sans prise de pion adverse : chaque joueur a <text:s text:c="7"/>4 pions (« perepere ») et doit empêcher l'adversaire de pouvoir se déplacer.</text:p>
      <text:p text:style-name="P6">Les pions des joueurs sont disposés initialement autour du <text:span text:style-name="T6">putahi</text:span> (cf. plateau), puis chacun leur tour, les joueurs déplacent un de leurs pions vers la case vide.</text:p>
      <text:p text:style-name="P6">Il n'existe qu'une seule vraie règle : lorsque la case vide est le point central, le putahi, il faut nécessairement que le pion que l'on déplace se trouve près d'un pion adverse.</text:p>
      <text:p text:style-name="P6">Comme on peut le voir sur l'image qui représente le plateau initial, si c'est au joueur rouge de jouer, il ne peut déplacer que les pions se trouvant sur les branches 1 et 4 : la case vide étant le point central (9), et seuls les pions aux emplacements 1 et 4 se trouvant près de pions adverses.</text:p>
      <text:h text:style-name="Heading_20_1" text:outline-level="1"><text:bookmark-start text:name="__RefHeading__1178_1048985052"/>Organisation de travail<text:bookmark-end text:name="__RefHeading__1178_1048985052"/></text:h>
      <text:h text:style-name="Heading_20_2" text:outline-level="2"><text:bookmark-start text:name="__RefHeading__613_611527464"/>Architecture<text:bookmark-end text:name="__RefHeading__613_611527464"/></text:h>
      <text:p text:style-name="P5">Pour obtenir une implémentation compréhensible et de manière à la rendre facilement modifiable, nous avons décidé d'organiser notre programme en 4 parties distinctes :</text:p>
      <text:list xml:id="list3110016076282689285" text:style-name="L1">
        <text:list-item>
          <text:list>
            <text:list-item>
              <text:p text:style-name="P15">les mécanismes de jeu</text:p>
            </text:list-item>
          </text:list>
        </text:list-item>
      </text:list>
      <text:list xml:id="list8370643086145103037" text:style-name="L2">
        <text:list-item>
          <text:list>
            <text:list-item>
              <text:p text:style-name="P16">l'interface</text:p>
            </text:list-item>
          </text:list>
        </text:list-item>
      </text:list>
      <text:list xml:id="list8347974717614659146" text:style-name="L3">
        <text:list-item>
          <text:list>
            <text:list-item>
              <text:p text:style-name="P17">l'IA</text:p>
            </text:list-item>
            <text:list-item>
              <text:p text:style-name="P17">et les outils de tests et de données</text:p>
            </text:list-item>
          </text:list>
        </text:list-item>
      </text:list>
      <text:h text:style-name="Heading_20_2" text:outline-level="2"><text:bookmark-start text:name="__RefHeading__615_611527464"/>Implémentation <text:bookmark-end text:name="__RefHeading__615_611527464"/></text:h>
      <text:p text:style-name="P5">Afin d'élargir nos connaissances en langages de programmation et de manière à appliquer concrètement nos compétences et notre capacité d'apprentissage, nous avons décidé de programmer l'ensemble du jeu en Ruby.</text:p>
      <text:p text:style-name="P5">Pour ce qui est de la répartition du travail, nous avons implémenté chacun une des quatre parties de notre programme (mécanismes de jeu, interface, outils de tests) et avons travaillé plus en groupe pour tout ce qui est de l'intelligence artificielle (heuristiques, algorithmes de recherches...).</text:p>
      <text:h text:style-name="Heading_20_1" text:outline-level="1"><text:bookmark-start text:name="__RefHeading__3102_1019118666"/><text:soft-page-break/>Intelligence Artificielle<text:bookmark-end text:name="__RefHeading__3102_1019118666"/></text:h>
      <text:p text:style-name="P5">Il est important de préciser que contrairement aux échecs ou au jeu de dames, Mu Torere offre un nombre de configurations de jeu moins important (9e9 parties possibles soit = 387 420 489). Par exemple, le nombre de coups possibles pour un joueur varie entre 1 et 4 dans Mu Torere, <text:span text:style-name="T6">lorsque</text:span> aux échecs ce nombre peut aller jusqu'à 218. Mu Torere n'est donc pas à proprement parlé un jeu à stratégie élaborée malgré ses 9e9 partie possibles ; il gagne <text:span text:style-name="T6">cependant</text:span> en intérêt lorsque l'on joue rapidement.</text:p>
      <text:p text:style-name="P5">Tout comme pour l'implémentation globale, pour une meilleure compréhension et utilisation, nous avons <text:span text:style-name="T6">séparé</text:span> l'IA en <text:span text:style-name="T7">quatre</text:span> modules <text:span text:style-name="T7">distincts</text:span> : les heuristiques, les algorithmes, <text:span text:style-name="T7">la définition du nœud constituant l'arbre</text:span>, <text:span text:style-name="T7">ainsi qu'un module appelé « IA », qui s'occupe de la coordination des trois précédents.</text:span></text:p>
      <text:h text:style-name="Heading_20_2" text:outline-level="2"><text:bookmark-start text:name="__RefHeading__3048_1048985052"/>Heuristiques<text:bookmark-end text:name="__RefHeading__3048_1048985052"/></text:h>
      <text:p text:style-name="P5">Même si ce jeu semble assez simple, il est dit que certains Mahoris pouvaient anticiper jusqu'à 40 coups. Or n'ayant aucune connaissance a priori sur le jeu, nous n'avions aucune idée de ce que pouvait être une bonne ou une mauvaise stratégie pour résoudre le problème posé : « empêcher l'adversaire de se déplacer ». </text:p>
      <text:p text:style-name="P5">C'est pourquoi, nous avons trouvé intéressant d'implémenter différentes heuristiques. Ceci afin de mieux simuler et analyser différentes configurations et stratégies de jeu, tout <text:span text:style-name="T7">en </text:span>mettant en évidence l'importance des heuristiques dans la conception d'une intelligence artificielle.</text:p>
      <text:p text:style-name="P5">Ainsi, on trouve 5 heuristiques :</text:p>
      <text:list xml:id="list3565372963836885976" text:style-name="L4">
        <text:list-item>
          <text:p text:style-name="P18">maximize plays : retourne le coup qui offre le plus de déplacements possibles <text:span text:style-name="T8">pour le joueur en cours</text:span>.</text:p>
        </text:list-item>
        <text:list-item>
          <text:p text:style-name="P18">maximize heterogeneity : retourne le coup qui tend à <text:span text:style-name="T7">mélanger ses pions à ceux de l'adversaire</text:span>.</text:p>
        </text:list-item>
        <text:list-item>
          <text:p text:style-name="P18">minimize heterogeneity : retourne le coup qui tend à regrouper ses pions.</text:p>
        </text:list-item>
        <text:list-item>
          <text:p text:style-name="P18">difference around empty spot : retourne le coup qui tend à déplacer le pion qui est le plus loin de l'emplacement vide.</text:p>
        </text:list-item>
        <text:list-item>
          <text:p text:style-name="P18">complex heuristic : retourne le coup qui tend à garder le putahi <text:span text:style-name="T8">et minimise l'hétérogénéité, sauf en ce qui concerne l'emplacement vide, qui est considéré comme l'un de ses pions.</text:span></text:p>
        </text:list-item>
      </text:list>
      <text:h text:style-name="Heading_20_2" text:outline-level="2"><text:bookmark-start text:name="__RefHeading__6375_1226155776"/>Algorithmes<text:bookmark-end text:name="__RefHeading__6375_1226155776"/></text:h>
      <text:p text:style-name="P5"><text:bookmark-start text:name="__RefHeading__627_611527464"/>Afin d'appliquer nos heuristiques et d'évaluer en quoi l'une pouvait être meilleure que l'autre selon les configurations de jeu, nous avons implémenté trois algorithmes : Hill Climbing, Min Max, taille Alpha Beta.<text:bookmark-end text:name="__RefHeading__627_611527464"/></text:p>
      <text:h text:style-name="Heading_20_2" text:outline-level="2">Tests et analyses des résultats</text:h>
      <text:p text:style-name="P5">De manière à évaluer du mieux possibles les différentes heuristiques, nous avons d'abord testé ces dernières les unes contres les autres avec le même algorithme, puis avec des algorithmes différents. Ceci permettant, par la même occasion, de tester la pertinence des algorithmes sur les heuristiques. <text:s text:c="2"/>Enfin, nous avons ajouté des outils à notre programme pour évaluer les performances physiques de nos algorithmes : temps moyen pour jouer un coup, nombre de nœuds des arbres construits. </text:p>
      <text:h text:style-name="Heading_20_3" text:outline-level="3"><text:soft-page-break/>Tests et analyses des résultats</text:h>
      <text:h text:style-name="P19" text:outline-level="4">Heuristiques</text:h>
      <text:p text:style-name="P5">Afin d'optimiser l'évaluation des heuristiques, seuls les algorithmes Hill Climbing et Min Max avec élagage Alpha – Beta ont été utilisés. Min Max étant une version non optimisée de ce dernier. De plus, suite à la réalisation des tests, il est important de préciser que ces derniers ont aussi été limités par la performance physique de nos ordinateurs, l'IA avec l'algorithme Min Max et une profondeur de au-delà de 20 met plus de 2 secondes par coup pour jouer (cf. mu_torere_data).</text:p>
      <text:p text:style-name="P5">Au-delà de ça, les différentes parties qui ont pu être effectuées montrent que 3 de nos heuristiques sont plus efficaces que d'autres.</text:p>
      <text:p text:style-name="P5">Sur 75 parties jouées (cf. tableau 1 en annexe), on trouve :</text:p>
      <table:table table:name="Tableau1" table:style-name="Tableau1">
        <table:table-column table:style-name="Tableau1.A"/>
        <table:table-column table:style-name="Tableau1.B"/>
        <table:table-row>
          <table:table-cell table:style-name="Tableau1.A1" office:value-type="string">
            <text:p text:style-name="P12">Heuristique</text:p>
          </table:table-cell>
          <table:table-cell table:style-name="Tableau1.B1" office:value-type="string">
            <text:p text:style-name="P12">Nombre de victoires</text:p>
          </table:table-cell>
        </table:table-row>
        <table:table-row>
          <table:table-cell table:style-name="Tableau1.A2" office:value-type="string">
            <text:p text:style-name="P11">MaximizePlays</text:p>
          </table:table-cell>
          <table:table-cell table:style-name="Tableau1.B2" office:value-type="float" office:value="10">
            <text:p text:style-name="P13">10</text:p>
          </table:table-cell>
        </table:table-row>
        <table:table-row>
          <table:table-cell table:style-name="Tableau1.A2" office:value-type="string">
            <text:p text:style-name="P11">DifferenceAroundEmptySpot</text:p>
          </table:table-cell>
          <table:table-cell table:style-name="Tableau1.B2" office:value-type="float" office:value="10">
            <text:p text:style-name="P13">10</text:p>
          </table:table-cell>
        </table:table-row>
        <table:table-row>
          <table:table-cell table:style-name="Tableau1.A2" office:value-type="string">
            <text:p text:style-name="P11">ComplexHeuristic</text:p>
          </table:table-cell>
          <table:table-cell table:style-name="Tableau1.B2" office:value-type="float" office:value="7">
            <text:p text:style-name="P13">7</text:p>
          </table:table-cell>
        </table:table-row>
        <table:table-row>
          <table:table-cell table:style-name="Tableau1.A2" office:value-type="string">
            <text:p text:style-name="P11">MinimizeHeterogeneity</text:p>
          </table:table-cell>
          <table:table-cell table:style-name="Tableau1.B2" office:value-type="float" office:value="0">
            <text:p text:style-name="P13">0</text:p>
          </table:table-cell>
        </table:table-row>
        <table:table-row>
          <table:table-cell table:style-name="Tableau1.A2" office:value-type="string">
            <text:p text:style-name="P11">MaximizeHeterogeneity</text:p>
          </table:table-cell>
          <table:table-cell table:style-name="Tableau1.B2" office:value-type="float" office:value="0">
            <text:p text:style-name="P13">0</text:p>
          </table:table-cell>
        </table:table-row>
      </table:table>
      <text:p text:style-name="P5"/>
      <text:p text:style-name="P5">De toutes ces victoires, on peut remarquer grâce au tableau en annexe, que la victoire dépend de l'heuristique mais aussi de qui est le premier à jouer. Par exemple :</text:p>
      <text:p text:style-name="P5">avec l'algorithme Hill Climbing et en opposant les heuristiques DifferenceAroundEmpty<text:span text:style-name="T9">Spot</text:span> et ComplexHeuristic : DifferenceAroundEmpty<text:span text:style-name="T9">Spot</text:span> remporte la victoire en 9 coups quand elle joue en premier, alors que lorsque c'est ComplexHeuristic qui joue en premier, c'est elle qui l'emporte.</text:p>
      <text:p text:style-name="P5"/>
      <text:p text:style-name="P5">Nonobstant, on peut remarquer qu'un bon nombre de parties ne se finissent pas :</text:p>
      <text:p text:style-name="P5">75 – (10 + 10 + 7) = 48 non finies / sur 75 parties jouées.</text:p>
      <text:p text:style-name="P5">Sur ces 48 parties non terminées, on peut tout de même remarquer qu'il existe généralement un nombre de coups finis (mais pas toujours identique), qui mène à une configuration de jeu où les deux IA répètent les mêmes déplacements en boucle.</text:p>
      <text:h text:style-name="P19" text:outline-level="4">Algorithmes</text:h>
      <text:p text:style-name="P7">Grâce au tableau 2 en annexe, on peut voir que la profondeur de l'algorithme n'a que peu d'importance sur l'issu de la partie puisqu'une profondeur élevée ne permet <text:span text:style-name="T10">pas assurément la victoire</text:span>.</text:p>
      <text:p text:style-name="P5"><text:span text:style-name="Emphasis"><text:span text:style-name="T3">On peut voir aussi grâce à nos résultats et outils de données, que l'élagage Alpha Beta permet un réel gain de performances comparé à l'algorithme Min Max non optimisé.</text:span></text:span></text:p>
      <table:table table:name="Tableau2" table:style-name="Tableau2">
        <table:table-column table:style-name="Tableau2.A"/>
        <table:table-column table:style-name="Tableau2.B"/>
        <table:table-column table:style-name="Tableau2.A" table:number-columns-repeated="2"/>
        <table:table-row>
          <table:table-cell table:style-name="Tableau2.A1" office:value-type="string">
            <text:p text:style-name="P12">Profondeur de l'algorithme</text:p>
          </table:table-cell>
          <table:table-cell table:style-name="Tableau2.A1" office:value-type="string">
            <text:p text:style-name="P12">Algorithme</text:p>
          </table:table-cell>
          <table:table-cell table:style-name="Tableau2.A1" office:value-type="string">
            <text:p text:style-name="P12">Temps moyen pour jouer</text:p>
          </table:table-cell>
          <table:table-cell table:style-name="Tableau2.D1" office:value-type="string">
            <text:p text:style-name="P12">Nombre de <text:span text:style-name="T10">nœuds</text:span></text:p>
          </table:table-cell>
        </table:table-row>
        <table:table-row>
          <table:table-cell table:style-name="Tableau2.A2" table:number-rows-spanned="2" office:value-type="float" office:value="1">
            <text:p text:style-name="P13">1</text:p>
          </table:table-cell>
          <table:table-cell table:style-name="Tableau2.B7" office:value-type="string">
            <text:p text:style-name="P13">AlphaBeta</text:p>
          </table:table-cell>
          <table:table-cell table:style-name="Tableau2.C7" office:value-type="string">
            <text:p text:style-name="P13">~=0.0002840</text:p>
          </table:table-cell>
          <table:table-cell table:style-name="Tableau2.D2" office:value-type="float" office:value="2">
            <text:p text:style-name="P13">2</text:p>
          </table:table-cell>
        </table:table-row>
        <table:table-row>
          <table:covered-table-cell/>
          <table:table-cell table:style-name="Tableau2.B7" office:value-type="string">
            <text:p text:style-name="P13">MinMax</text:p>
          </table:table-cell>
          <table:table-cell table:style-name="Tableau2.C7" office:value-type="string">
            <text:p text:style-name="P13">~=0.0001657</text:p>
          </table:table-cell>
          <table:table-cell table:style-name="Tableau2.D2" office:value-type="float" office:value="2">
            <text:p text:style-name="P13">2</text:p>
          </table:table-cell>
        </table:table-row>
        <table:table-row>
          <table:table-cell table:style-name="Tableau2.A2" table:number-rows-spanned="2" office:value-type="float" office:value="12">
            <text:p text:style-name="P13">12</text:p>
          </table:table-cell>
          <table:table-cell table:style-name="Tableau2.B7" office:value-type="string">
            <text:p text:style-name="P13">AlphaBeta</text:p>
          </table:table-cell>
          <table:table-cell table:style-name="Tableau2.C7" office:value-type="string">
            <text:p text:style-name="P13">~=0.0599857</text:p>
          </table:table-cell>
          <table:table-cell table:style-name="Tableau2.D7" office:value-type="string">
            <text:p text:style-name="P13">~=1815</text:p>
          </table:table-cell>
        </table:table-row>
        <table:table-row>
          <table:covered-table-cell/>
          <table:table-cell table:style-name="Tableau2.B7" office:value-type="string">
            <text:p text:style-name="P13">MinMax</text:p>
          </table:table-cell>
          <table:table-cell table:style-name="Tableau2.C7" office:value-type="string">
            <text:p text:style-name="P13">~=0.9505394</text:p>
          </table:table-cell>
          <table:table-cell table:style-name="Tableau2.D7" office:value-type="string">
            <text:p text:style-name="P13">~=120000</text:p>
          </table:table-cell>
        </table:table-row>
        <table:table-row>
          <table:table-cell table:style-name="Tableau2.A2" table:number-rows-spanned="2" office:value-type="float" office:value="19">
            <text:p text:style-name="P13">19</text:p>
          </table:table-cell>
          <table:table-cell table:style-name="Tableau2.B7" office:value-type="string">
            <text:p text:style-name="P13">AlphaBeta</text:p>
          </table:table-cell>
          <table:table-cell table:style-name="Tableau2.C7" office:value-type="string">
            <text:p text:style-name="P13">~=0.1072864</text:p>
          </table:table-cell>
          <table:table-cell table:style-name="Tableau2.D7" office:value-type="string">
            <text:p text:style-name="P13">~=3400</text:p>
          </table:table-cell>
        </table:table-row>
        <table:table-row>
          <table:covered-table-cell/>
          <table:table-cell table:style-name="Tableau2.B7" office:value-type="string">
            <text:p text:style-name="P13">MinMax</text:p>
          </table:table-cell>
          <table:table-cell table:style-name="Tableau2.C7" office:value-type="string">
            <text:p text:style-name="P13">~=1.0528027</text:p>
          </table:table-cell>
          <table:table-cell table:style-name="Tableau2.D7" office:value-type="string">
            <text:p text:style-name="P13">~=43000</text:p>
          </table:table-cell>
        </table:table-row>
      </table:table>
      <text:p text:style-name="P5"><text:span text:style-name="Emphasis"><text:span text:style-name="T3"/></text:span></text:p>
      <text:h text:style-name="Heading_20_1" text:outline-level="1"><text:bookmark-start text:name="__RefHeading__2457_1284477633"/><text:span text:style-name="Emphasis"><text:span text:style-name="T3">Conclusion</text:span></text:span><text:bookmark-end text:name="__RefHeading__2457_1284477633"/></text:h>
      <text:p text:style-name="P5"><text:span text:style-name="Emphasis"><text:span text:style-name="T3">Vu l'ensemble de nos travaux, nous n'avons pas pu conclure sur une réelle bonne heuristique puisqu'au-delà de 12 coups environs (maximum de coups joués pour une partie finie), nos IA semblent inefficaces pour décrocher la victoire. Cependant, ceci ne semblant pas relev</text:span></text:span><text:span text:style-name="Emphasis"><text:span text:style-name="T4">er</text:span></text:span><text:span text:style-name="Emphasis"><text:span text:style-name="T3"> de la profondeur de nos algorithmes, nous en avons déduit que la pertinence de nos IA dépendait de la complexité de nos heuristiques et de l'évaluation de la configuration du jeu. </text:span></text:span></text:p>
      <text:p text:style-name="P5"><text:span text:style-name="Emphasis"><text:span text:style-name="T3">Il semblerait donc intéressant d'améliorer l'évaluation des nœuds avec l'arrêt des algorithmes de recherches si un état final est trouvé, en optimisation à l'algorithme Min-Max avec l'élagage Alpha-Beta. Ceci, un peu à l'image de Deep Blue junior qui évaluait 3 millions de coups par seconde, à l'instar de son prédécesseur qui en évaluait pas moins de 300 millions </text:span></text:span><text:span text:style-name="Emphasis"><text:span text:style-name="T4">tout en étant plus juste dans son résultat</text:span></text:span><text:span text:style-name="Emphasis"><text:span text:style-name="T3">. D'où l'importance des heuristiques dans la conception d'une intelligence artificielle, sans quoi son efficacité peut être </text:span></text:span><text:span text:style-name="Emphasis"><text:span text:style-name="T4">grandement diminuée</text:span></text:span><text:span text:style-name="Emphasis"><text:span text:style-name="T3">.</text:span></text:span></text:p>
      <text:p text:style-name="P5"><text:span text:style-name="Emphasis"><text:span text:style-name="T3">On ne sait donc pas vraiment de quoi relève la victoire ni comment l'atteindre à tous les coups, et il faudrait sans doute un système d'apprentissage des parties jouées afin d'obtenir pour Mu Torere, une IA digne de ce nom. </text:span></text:span></text:p>
      <text:p text:style-name="P5"><text:span text:style-name="Emphasis"><text:span text:style-name="T3"/></text:span></text:p>
      <text:p text:style-name="P5"><text:span text:style-name="Emphasis"><text:span text:style-name="T3">Pour finir, au-delà de la réalisation de ce projet, ce dernier a été pour nous très instructif, d'une part pour tout ce qui est de la compréhension et l'application des techniques d'intelligence artificielles, tout comme cela nous a été instructif vis-à-vis de l'aboutissement d'un projet, de sa conception jusqu'au développement.</text:span></text:span></text:p>
      <text:p text:style-name="P5"/>
      <text:p text:style-name="P5"/>
      <text:p text:style-name="P5"/>
      <text:p text:style-name="P5"><text:span text:style-name="Emphasis"><text:span text:style-name="T3">Démo</text:span></text:span></text:p>
      <text:p text:style-name="P5"><text:span text:style-name="Emphasis"><text:span text:style-name="T3">Hill Climbing – MaximizePlays vs AlphaBeta-MaximizePlays(12)</text:span></text:span></text:p>
      <text:p text:style-name="P5"><text:span text:style-name="Emphasis"><text:span text:style-name="T3">Hill Climbing – MaximizePlays vs MinMax-MaximizePlays(12)</text:span></text:span></text:p>
      <text:p text:style-name="P5"><text:span text:style-name="Emphasis"><text:span text:style-name="T3">Hill Climbing – MaximizePlays vs AlphaBeta-MaximizePlays(26)</text:span></text:span></text:p>
      <text:p text:style-name="P5"><text:span text:style-name="Emphasis"><text:span text:style-name="T3">Hill Climbing – MaximizePlays vs MinMax-MaximizePlays(2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fo:background-color="#dddddd" fo:padding="0.049cm" fo:border="0.06pt solid #000000" style:shadow="none">
        <style:background-image/>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paragraph-properties style:writing-mode="lr-tb"/>
      <style:text-properties style:font-name="Liberation Serif" fo:font-family="'Liberation Serif'" fo:font-size="12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age-count>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8:33:03.892000000</meta:creation-date>
    <dc:date>2015-11-30T15:06:44.296741920</dc:date>
    <meta:editing-duration>P1DT22H19M48S</meta:editing-duration>
    <meta:editing-cycles>142</meta:editing-cycles>
    <meta:generator>LibreOffice/4.2.8.2$Linux_X86_64 LibreOffice_project/420m0$Build-2</meta:generator>
    <meta:document-statistic meta:table-count="2" meta:image-count="2" meta:object-count="0" meta:page-count="6" meta:paragraph-count="127" meta:word-count="1534" meta:character-count="9642" meta:non-whitespace-character-count="8193"/>
  </office:meta>
</office:document-meta>
</file>